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3715in" table:align="left"/>
    </style:style>
    <style:style style:name="Table1.A" style:family="table-column">
      <style:table-column-properties style:column-width="3.5042in"/>
    </style:style>
    <style:style style:name="Table1.B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215in" fo:margin-top="0.0799in" fo:margin-bottom="0.0799in" table:align="margins"/>
    </style:style>
    <style:style style:name="Table2.A" style:family="table-column">
      <style:table-column-properties style:column-width="2.0465in" style:rel-column-width="40376*"/>
    </style:style>
    <style:style style:name="Table2.B" style:family="table-column">
      <style:table-column-properties style:column-width="1.275in" style:rel-column-width="251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420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951in"/>
    </style:style>
    <style:style style:name="Table5" style:family="table">
      <style:table-properties style:width="3.3097in" fo:margin-top="0.0799in" fo:margin-bottom="0.0799in" table:align="left"/>
    </style:style>
    <style:style style:name="Table5.A" style:family="table-column">
      <style:table-column-properties style:column-width="1.5667in"/>
    </style:style>
    <style:style style:name="Table5.B" style:family="table-column">
      <style:table-column-properties style:column-width="1.74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2" style:family="table-row">
      <style:table-row-properties style:min-row-height="0.420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95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in" table:align="center"/>
    </style:style>
    <style:style style:name="Table3.A" style:family="table-column">
      <style:table-column-properties style:column-width="1in"/>
    </style:style>
    <style:style style:name="Table3.1" style:family="table-row">
      <style:table-row-properties style:min-row-height="0.813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0.752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9375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8764in" style:rel-column-width="4142*"/>
    </style:style>
    <style:style style:name="Table6.B" style:family="table-column">
      <style:table-column-properties style:column-width="2.4333in" style:rel-column-width="3504*"/>
    </style:style>
    <style:style style:name="Table6.C" style:family="table-column">
      <style:table-column-properties style:column-width="1.3833in" style:rel-column-width="199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rsid="001de12d" officeooo:paragraph-rsid="001f9cd0"/>
    </style:style>
    <style:style style:name="P3" style:family="paragraph" style:parent-style-name="Standard">
      <style:text-properties officeooo:rsid="001de12d" officeooo:paragraph-rsid="001de12d"/>
    </style:style>
    <style:style style:name="P4" style:family="paragraph" style:parent-style-name="Standard">
      <style:text-properties officeooo:rsid="001de12d" officeooo:paragraph-rsid="0029aa14"/>
    </style:style>
    <style:style style:name="P5" style:family="paragraph" style:parent-style-name="Standard">
      <style:text-properties officeooo:rsid="0029aa14" officeooo:paragraph-rsid="0029b3f0"/>
    </style:style>
    <style:style style:name="P6" style:family="paragraph" style:parent-style-name="Standard">
      <style:text-properties officeooo:rsid="0029b3f0" officeooo:paragraph-rsid="0029b3f0"/>
    </style:style>
    <style:style style:name="P7" style:family="paragraph" style:parent-style-name="Text_20_body">
      <style:text-properties officeooo:rsid="001de12d" officeooo:paragraph-rsid="001de12d"/>
    </style:style>
    <style:style style:name="P8" style:family="paragraph" style:parent-style-name="Text_20_body">
      <style:text-properties officeooo:rsid="001de12d" officeooo:paragraph-rsid="0029b3f0"/>
    </style:style>
    <style:style style:name="P9" style:family="paragraph" style:parent-style-name="Text_20_body">
      <style:text-properties officeooo:paragraph-rsid="001de12d"/>
    </style:style>
    <style:style style:name="P10" style:family="paragraph" style:parent-style-name="Text_20_body">
      <style:text-properties officeooo:rsid="00213a8b" officeooo:paragraph-rsid="00213a8b"/>
    </style:style>
    <style:style style:name="P11" style:family="paragraph" style:parent-style-name="Text_20_body">
      <style:text-properties officeooo:rsid="0023349c" officeooo:paragraph-rsid="0023349c"/>
    </style:style>
    <style:style style:name="P12" style:family="paragraph" style:parent-style-name="Text_20_body">
      <style:text-properties officeooo:rsid="0023349c" officeooo:paragraph-rsid="0024f711"/>
    </style:style>
    <style:style style:name="P13" style:family="paragraph" style:parent-style-name="Text_20_body">
      <style:text-properties officeooo:paragraph-rsid="0023349c"/>
    </style:style>
    <style:style style:name="P14" style:family="paragraph" style:parent-style-name="Text_20_body">
      <style:text-properties officeooo:rsid="0024f711" officeooo:paragraph-rsid="0024f711"/>
    </style:style>
    <style:style style:name="P15" style:family="paragraph" style:parent-style-name="Text_20_body">
      <style:text-properties officeooo:rsid="0024f711" officeooo:paragraph-rsid="0028dc9d"/>
    </style:style>
    <style:style style:name="P16" style:family="paragraph" style:parent-style-name="Text_20_body">
      <style:text-properties officeooo:rsid="0025bee1" officeooo:paragraph-rsid="0025bee1"/>
    </style:style>
    <style:style style:name="P17" style:family="paragraph" style:parent-style-name="Text_20_body">
      <style:text-properties officeooo:rsid="00268ddd" officeooo:paragraph-rsid="00268ddd"/>
    </style:style>
    <style:style style:name="P18" style:family="paragraph" style:parent-style-name="Text_20_body">
      <style:text-properties officeooo:rsid="0028dc9d" officeooo:paragraph-rsid="0028dc9d"/>
    </style:style>
    <style:style style:name="P19" style:family="paragraph" style:parent-style-name="Text_20_body">
      <style:text-properties officeooo:rsid="0029b3f0" officeooo:paragraph-rsid="0029b3f0"/>
    </style:style>
    <style:style style:name="P20" style:family="paragraph" style:parent-style-name="Text_20_body">
      <style:text-properties officeooo:rsid="002a463e" officeooo:paragraph-rsid="002a463e"/>
    </style:style>
    <style:style style:name="P21" style:family="paragraph" style:parent-style-name="Table_20_Contents">
      <style:text-properties officeooo:rsid="001de12d" officeooo:paragraph-rsid="001de12d"/>
    </style:style>
    <style:style style:name="P22" style:family="paragraph" style:parent-style-name="Table_20_Contents">
      <style:text-properties officeooo:rsid="001de12d" officeooo:paragraph-rsid="0029b3f0"/>
    </style:style>
    <style:style style:name="P23" style:family="paragraph" style:parent-style-name="Table_20_Contents">
      <style:text-properties officeooo:rsid="001f9cd0" officeooo:paragraph-rsid="001f9cd0"/>
    </style:style>
    <style:style style:name="P24" style:family="paragraph" style:parent-style-name="Table_20_Contents">
      <style:text-properties officeooo:rsid="0029aa14" officeooo:paragraph-rsid="0029aa14"/>
    </style:style>
    <style:style style:name="P25" style:family="paragraph" style:parent-style-name="Table_20_Contents">
      <style:text-properties officeooo:rsid="0029b3f0" officeooo:paragraph-rsid="0029b3f0"/>
    </style:style>
    <style:style style:name="P26" style:family="paragraph" style:parent-style-name="Text_20_body">
      <style:paragraph-properties fo:break-before="page"/>
      <style:text-properties officeooo:rsid="00285853" officeooo:paragraph-rsid="00285853"/>
    </style:style>
    <style:style style:name="P27" style:family="paragraph" style:parent-style-name="Text_20_body">
      <style:paragraph-properties fo:break-before="page"/>
      <style:text-properties officeooo:rsid="00285853" officeooo:paragraph-rsid="0028dc9d"/>
    </style:style>
    <style:style style:name="P28" style:family="paragraph" style:parent-style-name="Standard">
      <style:text-properties officeooo:rsid="001de12d" officeooo:paragraph-rsid="001de12d"/>
    </style:style>
    <style:style style:name="P29" style:family="paragraph" style:parent-style-name="Heading_20_2">
      <style:text-properties officeooo:paragraph-rsid="0028dc9d"/>
    </style:style>
    <style:style style:name="P30" style:family="paragraph" style:parent-style-name="Heading_20_2">
      <style:text-properties officeooo:paragraph-rsid="00285853"/>
    </style:style>
    <style:style style:name="P31" style:family="paragraph" style:parent-style-name="Heading_20_2">
      <style:text-properties officeooo:rsid="002e78db" officeooo:paragraph-rsid="002e78db"/>
    </style:style>
    <style:style style:name="P32" style:family="paragraph" style:parent-style-name="Table_20_Contents">
      <style:text-properties officeooo:rsid="001de12d" officeooo:paragraph-rsid="001de12d"/>
    </style:style>
    <style:style style:name="P33" style:family="paragraph" style:parent-style-name="Table_20_Contents">
      <style:text-properties officeooo:rsid="001de12d" officeooo:paragraph-rsid="002df024"/>
    </style:style>
    <style:style style:name="P34" style:family="paragraph" style:parent-style-name="Table_20_Contents">
      <style:text-properties style:font-name="Liberation Sans" fo:font-size="14.1000003814697pt" style:font-name-asian="Arial Unicode MS" style:font-size-asian="14.1000003814697pt" style:font-name-complex="Arial Unicode MS" style:font-size-complex="14.1000003814697pt"/>
    </style:style>
    <style:style style:name="P35" style:family="paragraph" style:parent-style-name="Table_20_Contents">
      <style:text-properties style:font-name="Liberation Sans" fo:font-size="14.1000003814697pt" officeooo:rsid="002f585b" officeooo:paragraph-rsid="002f585b" style:font-name-asian="Arial Unicode MS" style:font-size-asian="14.1000003814697pt" style:font-name-complex="Arial Unicode MS" style:font-size-complex="14.1000003814697pt"/>
    </style:style>
    <style:style style:name="P36" style:family="paragraph" style:parent-style-name="Table_20_Contents">
      <style:text-properties style:font-name="Liberation Sans" fo:font-size="14.1000003814697pt" fo:font-weight="bold" officeooo:rsid="002f585b" officeooo:paragraph-rsid="002f585b" style:font-name-asian="Arial Unicode MS" style:font-size-asian="14.1000003814697pt" style:font-weight-asian="bold" style:font-name-complex="Arial Unicode MS" style:font-size-complex="14.1000003814697pt" style:font-weight-complex="bold"/>
    </style:style>
    <style:style style:name="P37" style:family="paragraph" style:parent-style-name="Heading_20_4">
      <style:text-properties officeooo:rsid="0023349c" officeooo:paragraph-rsid="0023349c"/>
    </style:style>
    <style:style style:name="P38" style:family="paragraph" style:parent-style-name="Heading_20_4">
      <style:text-properties officeooo:rsid="0029b3f0" officeooo:paragraph-rsid="0029b3f0"/>
    </style:style>
    <style:style style:name="P39" style:family="paragraph" style:parent-style-name="Heading_20_4">
      <style:text-properties officeooo:paragraph-rsid="0029b3f0"/>
    </style:style>
    <style:style style:name="P40" style:family="paragraph" style:parent-style-name="Heading_20_3">
      <style:text-properties officeooo:rsid="00213a8b" officeooo:paragraph-rsid="00213a8b"/>
    </style:style>
    <style:style style:name="P41" style:family="paragraph" style:parent-style-name="Heading_20_3">
      <style:text-properties officeooo:rsid="00213a8b" officeooo:paragraph-rsid="002df024"/>
    </style:style>
    <style:style style:name="P42" style:family="paragraph" style:parent-style-name="Heading_20_3">
      <style:text-properties officeooo:rsid="0025bee1" officeooo:paragraph-rsid="0025bee1"/>
    </style:style>
    <style:style style:name="P43" style:family="paragraph" style:parent-style-name="Heading_20_3">
      <style:text-properties officeooo:paragraph-rsid="002df024"/>
    </style:style>
    <style:style style:name="P44" style:family="paragraph" style:parent-style-name="Heading_20_3">
      <style:paragraph-properties fo:break-before="column"/>
      <style:text-properties officeooo:rsid="00231b23"/>
    </style:style>
    <style:style style:name="P45" style:family="paragraph" style:parent-style-name="Text_20_body">
      <style:text-properties style:font-name="Liberation Serif1" fo:font-size="18pt" fo:letter-spacing="0.0417in" fo:text-shadow="none" fo:font-weight="bold" officeooo:rsid="0024f711" officeooo:paragraph-rsid="0024f711" style:font-size-asian="18pt" style:font-weight-asian="bold" style:font-size-complex="18pt" style:font-weight-complex="bold"/>
    </style:style>
    <style:style style:name="P46" style:family="paragraph" style:parent-style-name="Text_20_body">
      <style:text-properties officeooo:rsid="001f9cd0" officeooo:paragraph-rsid="001f9cd0"/>
    </style:style>
    <style:style style:name="P47" style:family="paragraph" style:parent-style-name="Text_20_body" style:list-style-name="L1">
      <style:text-properties officeooo:rsid="0025bee1" officeooo:paragraph-rsid="0025bee1"/>
    </style:style>
    <style:style style:name="P48" style:family="paragraph" style:parent-style-name="Text_20_body" style:list-style-name="L2">
      <style:text-properties officeooo:rsid="0025bee1" officeooo:paragraph-rsid="0025bee1"/>
    </style:style>
    <style:style style:name="P49" style:family="paragraph" style:parent-style-name="Text_20_body" style:list-style-name="L2">
      <style:text-properties officeooo:rsid="00268ddd" officeooo:paragraph-rsid="00268ddd"/>
    </style:style>
    <style:style style:name="P50" style:family="paragraph" style:parent-style-name="Text_20_body" style:list-style-name="L2">
      <style:text-properties officeooo:rsid="0028dc9d" officeooo:paragraph-rsid="0028dc9d"/>
    </style:style>
    <style:style style:name="P51" style:family="paragraph" style:parent-style-name="Text_20_body">
      <style:text-properties officeooo:rsid="001de12d" officeooo:paragraph-rsid="002df024"/>
    </style:style>
    <style:style style:name="P52" style:family="paragraph" style:parent-style-name="Text_20_body">
      <style:text-properties officeooo:rsid="001de12d" officeooo:paragraph-rsid="002e78db"/>
    </style:style>
    <style:style style:name="P53" style:family="paragraph" style:parent-style-name="Text_20_body">
      <style:text-properties officeooo:rsid="002e78db" officeooo:paragraph-rsid="002e78db"/>
    </style:style>
    <style:style style:name="P54" style:family="paragraph" style:parent-style-name="Text_20_body">
      <style:text-properties officeooo:rsid="002f585b" officeooo:paragraph-rsid="002f585b"/>
    </style:style>
    <style:style style:name="P55" style:family="paragraph" style:parent-style-name="Text_20_body">
      <style:paragraph-properties fo:break-before="page"/>
      <style:text-properties officeooo:rsid="00285853" officeooo:paragraph-rsid="002df024"/>
    </style:style>
    <style:style style:name="P56" style:family="paragraph">
      <loext:graphic-properties draw:fill="none" draw:fill-color="#ffffff"/>
    </style:style>
    <style:style style:name="P5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officeooo:rsid="001fac3b"/>
    </style:style>
    <style:style style:name="T4" style:family="text">
      <style:text-properties officeooo:rsid="00231b23"/>
    </style:style>
    <style:style style:name="T5" style:family="text">
      <style:text-properties officeooo:rsid="0024f711"/>
    </style:style>
    <style:style style:name="T6" style:family="text">
      <style:text-properties style:font-name="Liberation Serif1" officeooo:rsid="0029aa14" style:font-name-asian="Liberation Serif1" style:font-name-complex="Liberation Serif1"/>
    </style:style>
    <style:style style:name="T7" style:family="text">
      <style:text-properties officeooo:rsid="0025bee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68ddd"/>
    </style:style>
    <style:style style:name="T11" style:family="text">
      <style:text-properties officeooo:rsid="0028dc9d"/>
    </style:style>
    <style:style style:name="T12" style:family="text">
      <style:text-properties officeooo:rsid="0029aa14"/>
    </style:style>
    <style:style style:name="T13" style:family="text">
      <style:text-properties officeooo:rsid="0029b3f0"/>
    </style:style>
    <style:style style:name="T14" style:family="text">
      <style:text-properties officeooo:rsid="002e78db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loext:rel-width-rel="paragraph"/>
    </style:style>
    <style:style style:name="Sect1" style:family="section">
      <style:section-properties text:dont-balance-text-columns="false" style:editable="false">
        <style:columns fo:column-count="2" fo:column-gap="0.05in">
          <style:column style:rel-width="32767*" fo:start-indent="0in" fo:end-indent="0.0252in"/>
          <style:column style:rel-width="32768*" fo:start-indent="0.0252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from-top" style:horizontal-pos="from-left" style:horizontal-rel="paragraph"/>
    </style:style>
    <style:style style:name="gr6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Leave" form:control-implementation="ooo:com.sun.star.form.component.CommandButton" xml:id="control1" form:id="control1" form:label="Leave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ptGame01" form:control-implementation="ooo:com.sun.star.form.component.RadioButton" xml:id="control4" form:id="control4" form:label="TicTacToe 2P 3x3" form:current-selected="true" form: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btnRuleReturn" form:control-implementation="ooo:com.sun.star.form.component.CommandButton" xml:id="control5" form:id="control5" form:label="Return to ${prev page title}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tnStartGame" form:control-implementation="ooo:com.sun.star.form.component.CommandButton" xml:id="control6" form:id="control6" form:label="Start Gam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checkbox form:name="cbP0102" form:control-implementation="ooo:com.sun.star.form.component.CheckBox" xml:id="control7" form:id="control7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bP0125" form:control-implementation="ooo:com.sun.star.form.component.CheckBox" xml:id="control8" form:id="control8" form:label="Selec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button form:name="btnLeaveRoom" form:control-implementation="ooo:com.sun.star.form.component.CommandButton" xml:id="control9" form:id="control9" form:label="Leave room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ext Box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btnCreateRoom" form:control-implementation="ooo:com.sun.star.form.component.CommandButton" xml:id="control11" form:id="control11" form:label="Create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Passw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ogin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RL: /<text:span text:style-name="T11">lobby/</text:span></text:p>
      <text:h text:style-name="P29" text:outline-level="2">Game Lobby</text:h>
      <text:p text:style-name="P7">Enter your player name and join a room.</text:p>
      <text:p text:style-name="P7"><draw:frame text:anchor-type="paragraph" draw:z-index="0" draw:style-name="gr1" draw:text-style-name="P56" svg:width="2.2571in" svg:height="0.2657in" svg:x="0.0063in" svg:y="0.1283in"><draw:text-box><text:p>${playerName}</text:p></draw:text-box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Rooms</text:h>
          </table:table-cell>
          <table:table-cell table:style-name="Table1.B1" office:value-type="string">
            <text:h text:style-name="P40" text:outline-level="3">Actions</text:h>
          </table:table-cell>
        </table:table-row>
        <table:table-row>
          <table:table-cell table:style-name="Table1.A2" office:value-type="string">
            <text:p text:style-name="P21">Australia Tic-Tac-Toe</text:p>
          </table:table-cell>
          <table:table-cell table:style-name="Table1.B2" office:value-type="string">
            <text:p text:style-name="P21">Join</text:p>
          </table:table-cell>
        </table:table-row>
        <table:table-row>
          <table:table-cell table:style-name="Table1.A2" office:value-type="string">
            <text:p text:style-name="P21">New Zealand Tic-Tac-Toe</text:p>
          </table:table-cell>
          <table:table-cell table:style-name="Table1.B2" office:value-type="string">
            <text:p text:style-name="P21">Join</text:p>
          </table:table-cell>
        </table:table-row>
      </table:table>
      <text:p text:style-name="P3"/>
      <text:p text:style-name="P3"/>
      <text:p text:style-name="P3"/>
      <text:p text:style-name="P55">URL: /<text:span text:style-name="T14">admin/rooms</text:span></text:p>
      <text:h text:style-name="P31" text:outline-level="2">Admin Login</text:h>
      <text:p text:style-name="P53">Login:<text:tab/><draw:control text:anchor-type="as-char" draw:z-index="15" draw:style-name="gr6" draw:text-style-name="P58" svg:width="1.3189in" svg:height="0.2213in" draw:control="control13"/></text:p>
      <text:p text:style-name="P53">Password:<draw:control text:anchor-type="as-char" draw:z-index="14" draw:style-name="gr6" draw:text-style-name="P58" svg:width="1.5752in" svg:height="0.2748in" draw:control="control12"/></text:p>
      <text:p text:style-name="P52"/>
      <text:h text:style-name="Heading_20_3" text:outline-level="3">Create Room</text:h>
      <text:p text:style-name="P54">Name:<text:span text:style-name="T14"><draw:control text:anchor-type="as-char" svg:y="-0.1547in" draw:z-index="12" draw:style-name="gr5" draw:text-style-name="P58" svg:width="2.565in" svg:height="0.2748in" draw:control="control10"/></text:span><text:span text:style-name="T14"> </text:span><text:span text:style-name="T14"><draw:control text:anchor-type="as-char" draw:z-index="13" draw:style-name="gr6" draw:text-style-name="P57" svg:width="1.0531in" svg:height="0.337in" draw:control="control11"/></text:span></text:p>
      <text:h text:style-name="Heading_20_3" text:outline-level="3">Rooms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Name</text:p>
          </table:table-cell>
          <table:table-cell table:style-name="Table6.A1" office:value-type="string">
            <text:p text:style-name="P36">Members</text:p>
          </table:table-cell>
          <table:table-cell table:style-name="Table6.C1" office:value-type="string">
            <text:p text:style-name="P36">Actions</text:p>
          </table:table-cell>
        </table:table-row>
        <table:table-row>
          <table:table-cell table:style-name="Table6.A2" office:value-type="string">
            <text:p text:style-name="P21">Australia Tic-Tac-Toe</text:p>
          </table:table-cell>
          <table:table-cell table:style-name="Table6.A2" office:value-type="string">
            <text:p text:style-name="P35">2</text:p>
          </table:table-cell>
          <table:table-cell table:style-name="Table6.C2" office:value-type="string">
            <text:p text:style-name="P35">Delete</text:p>
          </table:table-cell>
        </table:table-row>
        <table:table-row>
          <table:table-cell table:style-name="Table6.A2" office:value-type="string">
            <text:p text:style-name="P21">New Zealand Tic-Tac-Toe</text:p>
          </table:table-cell>
          <table:table-cell table:style-name="Table6.A2" office:value-type="string">
            <text:p text:style-name="P35">0</text:p>
          </table:table-cell>
          <table:table-cell table:style-name="Table6.C2" office:value-type="string">
            <text:p text:style-name="P35">Delete</text:p>
          </table:table-cell>
        </table:table-row>
      </table:table>
      <text:h text:style-name="Heading_20_3" text:outline-level="3"/>
      <text:p text:style-name="P53"/>
      <text:p text:style-name="P26">URL: /room/R<text:span text:style-name="T11">1a</text:span>/<text:span text:style-name="T11">browse</text:span></text:p>
      <text:h text:style-name="P30" text:outline-level="2">Room: Australia Tic-Tac-Toe</text:h>
      <text:p text:style-name="P11">Choose a game <text:span text:style-name="T13">type</text:span>, <text:span text:style-name="T5">then</text:span> <text:span text:style-name="T12">select</text:span> another player to <text:span text:style-name="T12">challenge in</text:span> that game.</text:p>
      <text:p text:style-name="P18">When the game is finished the outcome will be automatically announced in the Room Chat.</text:p>
      <text:h text:style-name="Heading_20_3" text:outline-level="3">Available Game <text:span text:style-name="T13">Type</text:span>s in this Room</text:h>
      <text:p text:style-name="P15"><text:s/><draw:control text:anchor-type="as-char" draw:z-index="6" draw:style-name="gr4" draw:text-style-name="P59" svg:width="1.8752in" svg:height="0.1543in" draw:control="control4"/><text:span text:style-name="T13">Two players required.<text:tab/></text:span><text:a xlink:type="simple" xlink:href="../../../../../../gameType/TTT2P/rules" text:style-name="Internet_20_link" text:visited-style-name="Visited_20_Internet_20_Link">Show full list of rules…</text:a></text:p>
      <text:p text:style-name="P19"/>
      <text:section text:style-name="Sect1" text:name="Section1">
        <text:h text:style-name="Heading_20_3" text:outline-level="3">Players</text:h>
        <text:p text:style-name="P17">Players can have many ongoing games.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h text:style-name="Heading_20_4" text:outline-level="4">Player Name</text:h>
            </table:table-cell>
            <table:table-cell table:style-name="Table2.B1" office:value-type="string">
              <text:h text:style-name="P37" text:outline-level="4">Actions</text:h>
            </table:table-cell>
          </table:table-row>
          <table:table-row table:style-name="Table2.2">
            <table:table-cell table:style-name="Table2.A2" office:value-type="string">
              <text:p text:style-name="P21"><text:span text:style-name="T6">∑</text:span><text:span text:style-name="T12"> Simple</text:span>Bot102</text:p>
            </table:table-cell>
            <table:table-cell table:style-name="Table2.B2" office:value-type="string">
              <text:p text:style-name="P24"><draw:control text:anchor-type="as-char" draw:z-index="9" draw:style-name="gr4" draw:text-style-name="P59" svg:width="0.7732in" svg:height="0.1949in" draw:control="control7"/></text:p>
            </table:table-cell>
          </table:table-row>
          <table:table-row table:style-name="Table2.3">
            <table:table-cell table:style-name="Table2.A2" office:value-type="string">
              <text:p text:style-name="P21"><text:span text:style-name="T6">☺</text:span> TactTician</text:p>
            </table:table-cell>
            <table:table-cell table:style-name="Table2.B2" office:value-type="string">
              <text:p text:style-name="P5"><draw:control text:anchor-type="as-char" draw:z-index="10" draw:style-name="gr4" draw:text-style-name="P59" svg:width="0.7732in" svg:height="0.1949in" draw:control="control8"/></text:p>
            </table:table-cell>
          </table:table-row>
          <table:table-row table:style-name="Table2.3">
            <table:table-cell table:style-name="Table2.A2" office:value-type="string">
              <text:p text:style-name="P21"><text:span text:style-name="T6">☺</text:span> <text:span text:style-name="T13">JoePublic</text:span></text:p>
            </table:table-cell>
            <table:table-cell table:style-name="Table2.B2" office:value-type="string">
              <text:p text:style-name="P6"><draw:control text:anchor-type="as-char" draw:z-index="11" draw:style-name="gr2" draw:text-style-name="P57" svg:width="1.0807in" svg:height="0.3098in" draw:control="control9"/></text:p>
            </table:table-cell>
          </table:table-row>
        </table:table>
        <text:p text:style-name="P4"><draw:control text:anchor-type="as-char" svg:y="0.0701in" draw:z-index="8" draw:style-name="gr3" draw:text-style-name="P57" svg:width="0.9587in" svg:height="0.3059in" draw:control="control6"/></text:p>
        <text:p text:style-name="P4"/>
        <text:h text:style-name="Heading_20_3" text:outline-level="3">Current Games</text:h>
        <text:p text:style-name="Text_20_body"><text:span text:style-name="T13">Click a game to spectate on the game.</text:span>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h text:style-name="P38" text:outline-level="4">Type</text:h>
            </table:table-cell>
            <table:table-cell table:style-name="Table5.B1" office:value-type="string">
              <text:h text:style-name="P39" text:outline-level="4">Player<text:span text:style-name="T13">s</text:span></text:h>
            </table:table-cell>
          </table:table-row>
          <table:table-row table:style-name="Table5.2">
            <table:table-cell table:style-name="Table5.A2" office:value-type="string">
              <text:p text:style-name="P25">TicTacToe 2P 3x3</text:p>
            </table:table-cell>
            <table:table-cell table:style-name="Table5.B2" office:value-type="string">
              <text:p text:style-name="P22"><text:span text:style-name="T6">∑</text:span><text:span text:style-name="T12"> Simple</text:span>Bot10<text:span text:style-name="T13">1</text:span></text:p>
              <text:p text:style-name="P22"><text:span text:style-name="T6">☺</text:span> <text:span text:style-name="T13">JoePublic</text:span></text:p>
            </table:table-cell>
          </table:table-row>
          <table:table-row table:style-name="Table5.3">
            <table:table-cell table:style-name="Table5.A2" office:value-type="string">
              <text:p text:style-name="P25">TicTacToe 2P 3x3</text:p>
            </table:table-cell>
            <table:table-cell table:style-name="Table5.B2" office:value-type="string">
              <text:p text:style-name="P22"><text:span text:style-name="T6">☺</text:span> TactTician</text:p>
              <text:p text:style-name="P22"><text:span text:style-name="T6">∑</text:span><text:span text:style-name="T12"> Simple</text:span>Bot10<text:span text:style-name="T13">0</text:span></text:p>
            </table:table-cell>
          </table:table-row>
        </table:table>
        <text:p text:style-name="P8"/>
        <text:h text:style-name="P44" text:outline-level="3">Room Chat</text:h>
        <text:p text:style-name="P9"><draw:frame draw:style-name="fr1" draw:name="Frame1" text:anchor-type="paragraph" svg:width="3.0118in" style:rel-width="90%" draw:z-index="1"><draw:text-box fo:min-height="3.7319in"><text:p text:style-name="Frame_20_contents"/></draw:text-box></draw:frame></text:p>
        <text:p text:style-name="P9"><text:span text:style-name="T4">Say: </text:span><draw:control text:anchor-type="as-char" svg:y="-0.2437in" draw:z-index="4" draw:style-name="gr3" draw:text-style-name="P58" svg:width="2.6504in" svg:height="0.2748in" draw:control="control2"/></text:p>
        <text:p text:style-name="P9"/>
      </text:section>
      <text:p text:style-name="P10"/>
      <text:p text:style-name="P26">URL: /game/001/play</text:p>
      <text:h text:style-name="Heading_20_2" text:outline-level="2">Game: TicTacToe <text:span text:style-name="T7">2P 3x3</text:span></text:h>
      <text:p text:style-name="P12">Drag your playing piece onto a free slot in the grid to create 3 of the same in a straight line.</text:p>
      <text:p text:style-name="P14"><text:a xlink:type="simple" xlink:href="../../../../../../gameType/TTT2P/rules" text:style-name="Internet_20_link" text:visited-style-name="Visited_20_Internet_20_Link">Show full list of rules…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Player 1 : ${players[0].getPlayerName()}</text:p>
          </table:table-cell>
          <table:table-cell table:style-name="Table4.B1" office:value-type="string">
            <text:p text:style-name="P23">Player 2 : ${players[0].getPlayerName()}</text:p>
          </table:table-cell>
        </table:table-row>
        <table:table-row>
          <table:table-cell table:style-name="Table4.A2" office:value-type="string">
            <text:p text:style-name="P23">Piece: Nought<text:span text:style-name="T3">s</text:span></text:p>
          </table:table-cell>
          <table:table-cell table:style-name="Table4.B2" office:value-type="string">
            <text:p text:style-name="P23">Piece: Cross<text:span text:style-name="T3">es</text:span></text:p>
          </table:table-cell>
        </table:table-row>
      </table:table>
      <text:p text:style-name="P16"/>
      <text:p text:style-name="P16"><text:span text:style-name="T9">Status:<text:tab/></text:span><text:tab/>Game in progress, waiting for a move by <text:span text:style-name="T8">${Player1 name}</text:span>.</text:p>
      <text:h text:style-name="Heading_20_3" text:outline-level="3">Game Board</text:h>
      <text:p text:style-name="P45"><text:s/>Ο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 table:style-name="Table3.3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3" text:outline-level="3"><text:span text:style-name="T12">Game </text:span>Chat Log</text:h>
      <text:p text:style-name="P20">Current Spectators: “JoePublic”, “AceInTheHole1972”</text:p>
      <text:p text:style-name="P13"><draw:frame draw:style-name="fr1" draw:name="Frame2" text:anchor-type="paragraph" svg:width="6.0236in" style:rel-width="90%" draw:z-index="2"><draw:text-box fo:min-height="1.4091in"><text:p text:style-name="Frame_20_contents"/></draw:text-box></draw:frame><text:span text:style-name="T4">Say: </text:span><draw:control text:anchor-type="as-char" svg:y="-0.2437in" draw:z-index="5" draw:style-name="gr3" draw:text-style-name="P58" svg:width="4.5705in" svg:height="0.2748in" draw:control="control3"/> </text:p>
      <text:p text:style-name="P13"/>
      <text:p text:style-name="P46"><draw:control text:anchor-type="as-char" draw:z-index="3" draw:style-name="gr2" draw:text-style-name="P57" svg:width="1.6634in" svg:height="0.3543in" draw:control="control1"/></text:p>
      <text:p text:style-name="P26">URL: /gameType/TTT2P/rules</text:p>
      <text:h text:style-name="P30" text:outline-level="2">Rules for Game Tic-Tac-Toe 2P 3x3</text:h>
      <text:h text:style-name="P42" text:outline-level="3">Items</text:h>
      <text:p text:style-name="P16">Each player uses a single type of playing piece which is either a Nought or a Cross and each player has an unlimited supply of pieces of that type.</text:p>
      <text:p text:style-name="P16">The board is a 3x3 square grid containing 9 slots.</text:p>
      <text:h text:style-name="Heading_20_3" text:outline-level="3">Goal</text:h>
      <text:p text:style-name="P16">To win, a player must place 3 of their pieces in a straight line, horizontally, vertically, or diagonally.</text:p>
      <text:h text:style-name="Heading_20_3" text:outline-level="3">Starting</text:h>
      <text:p text:style-name="P16">The board is initially empty. Roles of Player 1 and Player 2 will be randomly <text:span text:style-name="T10">assigned</text:span> as either the challenger or their adversary. Player 1 will always be the Noughts and will move first.</text:p>
      <text:h text:style-name="Heading_20_3" text:outline-level="3">Procedure</text:h>
      <text:list xml:id="list7019428507696172616" text:style-name="L1">
        <text:list-item>
          <text:p text:style-name="P47">When it is your turn to move, use mouse/touchscreen to drag your play piece into a free slot on the board.</text:p>
        </text:list-item>
        <text:list-item>
          <text:p text:style-name="P47">If the game is not <text:span text:style-name="T11">finished</text:span>, the next player will now make their move.</text:p>
        </text:list-item>
      </text:list>
      <text:h text:style-name="Heading_20_3" text:outline-level="3">Rules</text:h>
      <text:p text:style-name="P16">The game is <text:span text:style-name="T10">finished</text:span> when <text:span text:style-name="T10">any of these conditions have occurred </text:span>:</text:p>
      <text:list xml:id="list2777848861814570751" text:style-name="L2">
        <text:list-item>
          <text:p text:style-name="P48">There are no free slots.</text:p>
        </text:list-item>
        <text:list-item>
          <text:p text:style-name="P49">There are 3 pieces of the same type forming a straight line shape.</text:p>
        </text:list-item>
        <text:list-item>
          <text:p text:style-name="P50">One player closes the game browser tab and does not return to the game within 30 seconds, at which point the game outcome is “abandoned by 'player name'.”</text:p>
        </text:list-item>
      </text:list>
      <text:p text:style-name="P17"/>
      <text:p text:style-name="P18"><draw:control text:anchor-type="as-char" draw:z-index="7" draw:style-name="gr2" draw:text-style-name="P57" svg:width="2.4161in" svg:height="0.363in" draw:control="control5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de12d" officeooo:paragraph-rsid="001f9c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Comparison T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29:55.520794000</meta:creation-date>
    <dc:date>2015-12-31T17:49:34.340017000</dc:date>
    <meta:editing-duration>PT46M</meta:editing-duration>
    <meta:editing-cycles>6</meta:editing-cycles>
    <meta:generator>LibreOffice/5.0.3.2$MacOSX_X86_64 LibreOffice_project/e5f16313668ac592c1bfb310f4390624e3dbfb75</meta:generator>
    <meta:document-statistic meta:table-count="6" meta:image-count="0" meta:object-count="0" meta:page-count="5" meta:paragraph-count="88" meta:word-count="406" meta:character-count="2327" meta:non-whitespace-character-count="1998"/>
  </office:meta>
</office:document-meta>
</file>